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ac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410d64e4"/>
    </style:style>
    <style:style style:name="T3" style:family="text">
      <style:text-properties fo:color="#333333" officeooo:rsid="41195f75"/>
    </style:style>
    <style:style style:name="T4" style:family="text">
      <style:text-properties fo:color="#333333" officeooo:rsid="410ebeb3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officeooo:rsid="41a66f15"/>
    </style:style>
    <style:style style:name="T8" style:family="text">
      <style:text-properties fo:color="#333333" style:font-name="標楷體1" officeooo:rsid="41399fb9"/>
    </style:style>
    <style:style style:name="T9" style:family="text">
      <style:text-properties fo:color="#333333" officeooo:rsid="410e07f7"/>
    </style:style>
    <style:style style:name="T10" style:family="text">
      <style:text-properties officeooo:rsid="410d64e4"/>
    </style:style>
    <style:style style:name="T11" style:family="text">
      <style:text-properties officeooo:rsid="410e07f7"/>
    </style:style>
    <style:style style:name="T12" style:family="text">
      <style:text-properties officeooo:rsid="410ebeb3"/>
    </style:style>
    <style:style style:name="T13" style:family="text">
      <style:text-properties officeooo:rsid="4118afc0"/>
    </style:style>
    <style:style style:name="T14" style:family="text">
      <style:text-properties style:font-name="標楷體1"/>
    </style:style>
    <style:style style:name="T15" style:family="text">
      <style:text-properties style:font-name="標楷體1" officeooo:rsid="41195f75"/>
    </style:style>
    <style:style style:name="T16" style:family="text">
      <style:text-properties style:font-name="標楷體1" officeooo:rsid="411dbb8a"/>
    </style:style>
    <style:style style:name="T17" style:family="text">
      <style:text-properties style:font-name="標楷體1" officeooo:rsid="4118afc0"/>
    </style:style>
    <style:style style:name="T18" style:family="text">
      <style:text-properties style:font-name="標楷體1" officeooo:rsid="41399fb9"/>
    </style:style>
    <style:style style:name="T19" style:family="text">
      <style:text-properties style:font-name="標楷體1" officeooo:rsid="41601c73"/>
    </style:style>
    <style:style style:name="T20" style:family="text">
      <style:text-properties style:font-name="標楷體1" officeooo:rsid="41a5e5d2"/>
    </style:style>
    <style:style style:name="T21" style:family="text">
      <style:text-properties style:font-name="標楷體1" officeooo:rsid="376c64b1"/>
    </style:style>
    <style:style style:name="T22" style:family="text">
      <style:text-properties style:font-name="標楷體1" officeooo:rsid="416c9a5a"/>
    </style:style>
    <style:style style:name="T23" style:family="text">
      <style:text-properties style:font-name="標楷體1" officeooo:rsid="4183914b"/>
    </style:style>
    <style:style style:name="T24" style:family="text">
      <style:text-properties style:font-name="標楷體1" officeooo:rsid="4186ea5f"/>
    </style:style>
    <style:style style:name="T25" style:family="text">
      <style:text-properties style:font-name="標楷體1" style:font-name-asian="標楷體1"/>
    </style:style>
    <style:style style:name="T26" style:family="text">
      <style:text-properties style:font-name="標楷體1" officeooo:rsid="4118afc0" style:font-name-asian="標楷體1"/>
    </style:style>
    <style:style style:name="T27" style:family="text">
      <style:text-properties style:font-name="標楷體1" officeooo:rsid="420769c0" style:font-name-asian="標楷體1"/>
    </style:style>
    <style:style style:name="T28" style:family="text">
      <style:text-properties style:font-name="標楷體1" officeooo:rsid="420769c0"/>
    </style:style>
    <style:style style:name="T29" style:family="text">
      <style:text-properties officeooo:rsid="41195f75"/>
    </style:style>
    <style:style style:name="T30" style:family="text">
      <style:text-properties officeooo:rsid="41195f75" style:font-name-asian="Arial1"/>
    </style:style>
    <style:style style:name="T31" style:family="text">
      <style:text-properties officeooo:rsid="418a4113" style:font-name-asian="Arial1"/>
    </style:style>
    <style:style style:name="T32" style:family="text">
      <style:text-properties officeooo:rsid="4221dc8a" style:font-name-asian="Arial1"/>
    </style:style>
    <style:style style:name="T33" style:family="text">
      <style:text-properties fo:color="#666666"/>
    </style:style>
    <style:style style:name="T34" style:family="text">
      <style:text-properties fo:color="#666666" officeooo:rsid="410ebeb3"/>
    </style:style>
    <style:style style:name="T35" style:family="text">
      <style:text-properties style:text-position="sub 58%" style:font-name="標楷體1" officeooo:rsid="41195f75"/>
    </style:style>
    <style:style style:name="T36" style:family="text">
      <style:text-properties style:text-position="sub 58%" style:font-name="標楷體1" style:font-name-asian="標楷體1"/>
    </style:style>
    <style:style style:name="T37" style:family="text">
      <style:text-properties officeooo:rsid="418a4113"/>
    </style:style>
    <style:style style:name="T38" style:family="text">
      <style:text-properties officeooo:rsid="376c64b1"/>
    </style:style>
    <style:style style:name="T39" style:family="text">
      <style:text-properties officeooo:rsid="4221dc8a"/>
    </style:style>
    <style:style style:name="T40" style:family="text">
      <style:text-properties officeooo:rsid="422f9520"/>
    </style:style>
    <style:style style:name="T41" style:family="text">
      <style:text-properties officeooo:rsid="42338b02"/>
    </style:style>
    <style:style style:name="T42" style:family="text">
      <style:text-properties style:font-name="標楷體1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90519704" text:style-name="L1">
        <text:list-item>
          <text:p text:style-name="P1"><text:bookmark-start text:name="紅移、紫移"/>紅移、紫移<text:bookmark-end text:name="紅移、紫移"/></text:p>
          <text:list>
            <text:list-item>
              <text:p text:style-name="P10">明顯例子，救護車 發出 聲響。</text:p>
              <text:list>
                <text:list-item>
                  <text:p text:style-name="P2">救護車<text:span text:style-name="T1">（低於 音速）</text:span>遠離 →<text:span text:style-name="T10"> 聲音 出現 紅移</text:span><text:span text:style-name="T2">現象</text:span><text:span text:style-name="T10">。</text:span></text:p>
                </text:list-item>
                <text:list-item>
                  <text:p text:style-name="P3">救護車<text:span text:style-name="T1">（低於 音速）</text:span>靠近 →<text:span text:style-name="T10"> 聲音 出現 紫移</text:span><text:span text:style-name="T2">現象</text:span>。</text:p>
                  <text:list>
                    <text:list-item>
                      <text:p text:style-name="P11">明顯例子，假定，飛機的 飛行速度 低於 音速。</text:p>
                      <text:list>
                        <text:list-item>
                          <text:p text:style-name="P11">飛機、駕駛員 會 先碰到 第<text:span text:style-name="T22">t</text:span><text:span text:style-name="T35">t&lt;T</text:span><text:span text:style-name="T17">秒的力</text:span>，之後 才碰到 第<text:span text:style-name="T16">T</text:span><text:span text:style-name="T17">秒的力</text:span>。</text:p>
                          <text:list>
                            <text:list-item>
                              <text:p text:style-name="P11">駕駛員 是 在飛機內的 個體。</text:p>
                            </text:list-item>
                            <text:list-item>
                              <text:p text:style-name="P11">飛機、駕駛員 有機率認定，先出現第<text:span text:style-name="T22">t</text:span><text:span text:style-name="T35">t&lt;T</text:span><text:span text:style-name="T17">秒的力</text:span>，之後才出現第<text:span text:style-name="T16">T</text:span><text:span text:style-name="T17">秒的力</text:span>。</text:p>
                            </text:list-item>
                            <text:list-item>
                              <text:p text:style-name="P11">飛機、駕駛員 會 先碰到 第<text:span text:style-name="T15">t</text:span><text:span text:style-name="T17">秒的力</text:span>，之後 才碰到第（<text:span text:style-name="T15">t</text:span><text:span text:style-name="T19">+1</text:span><text:span text:style-name="T16">）</text:span><text:span text:style-name="T17">秒的力</text:span>。</text:p>
                              <text:list>
                                <text:list-item>
                                  <text:p text:style-name="P11">前方的個體 有機率認定，因果正常。</text:p>
                                </text:list-item>
                                <text:list-item>
                                  <text:p text:style-name="P11">前方的個體 有機率認定，先有 因 才有 果。</text:p>
                                </text:list-item>
                                <text:list-item>
                                  <text:p text:style-name="P11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前方的個體 會 先碰到 第<text:span text:style-name="T22">t</text:span><text:span text:style-name="T35">t&lt;T</text:span><text:span text:style-name="T17">秒的力、</text:span>飛機，之後 才碰到 第<text:span text:style-name="T16">T</text:span><text:span text:style-name="T17">秒的 力</text:span>。</text:p>
                          <text:list>
                            <text:list-item>
                              <text:p text:style-name="P11">前方的個體 是 在飛機外 並且 在飛機前方 的 個體。</text:p>
                            </text:list-item>
                            <text:list-item>
                              <text:p text:style-name="P11">前方的個體 有機率認定，先出現第<text:span text:style-name="T22">t</text:span><text:span text:style-name="T35">t&lt;T</text:span><text:span text:style-name="T17">秒的力</text:span>，之後才出現第<text:span text:style-name="T16">T</text:span><text:span text:style-name="T17">秒的力</text:span>。</text:p>
                            </text:list-item>
                            <text:list-item>
                              <text:p text:style-name="P11">前方的個體 會 先碰到 第<text:span text:style-name="T15">t</text:span><text:span text:style-name="T17">秒的力</text:span>，之後 才碰到第（<text:span text:style-name="T15">t</text:span><text:span text:style-name="T19">+1</text:span><text:span text:style-name="T16">）</text:span><text:span text:style-name="T17">秒的力</text:span>。</text:p>
                              <text:list>
                                <text:list-item>
                                  <text:p text:style-name="P11">前方的個體 有機率認定，因果正常。</text:p>
                                </text:list-item>
                                <text:list-item>
                                  <text:p text:style-name="P11">前方的個體 有機率認定，先有 因 才有 果。</text:p>
                                </text:list-item>
                                <text:list-item>
                                  <text:p text:style-name="P11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救護車 超音速<text:span text:style-name="T1">（</text:span>等速度<text:span text:style-name="T1">）</text:span>靠近 →<text:span text:style-name="T11"> 聲音 出現 紫移</text:span><text:span text:style-name="T9">現象</text:span><text:span text:style-name="T11">、音爆</text:span><text:span text:style-name="T9">現象</text:span><text:span text:style-name="T11">、</text:span><text:span text:style-name="T3">從前到後型</text:span><text:span text:style-name="T12">後移現象</text:span>。</text:p>
                  <text:list>
                    <text:list-item>
                      <text:p text:style-name="P12">（對於 救護車 來說，力、聲音 的）相對速度<text:span text:style-name="T14"> = 音速–</text:span>救護車<text:span text:style-name="T14">速度</text:span>。</text:p>
                    </text:list-item>
                    <text:list-item>
                      <text:p text:style-name="P12">（對於 救護車 來說，力、聲音 的）相對位置<text:span text:style-name="T14"> = 相對</text:span>速度<text:span text:style-name="T14"> * </text:span><text:span text:style-name="T18">t</text:span>。</text:p>
                      <text:list>
                        <text:list-item>
                          <text:p text:style-name="P33"><text:span text:style-name="T25">t的 初始值 是 0</text:span>。</text:p>
                        </text:list-item>
                        <text:list-item>
                          <text:p text:style-name="P12">位置，第<text:span text:style-name="T23">t秒</text:span>的力 後面於 第（<text:span text:style-name="T14">t+</text:span><text:span text:style-name="T24">1）</text:span>秒的力 <text:span text:style-name="T31">↔</text:span><text:span text:style-name="T37"> 後移現象</text:span>。</text:p>
                          <text:list>
                            <text:list-item>
                              <text:p text:style-name="P12">前方的個體 聽到的聲音 是 反序、反向順序、逆向順序 聲音。</text:p>
                              <text:list>
                                <text:list-item>
                                  <text:p text:style-name="P13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12">前方的個體 先聽到 第（<text:span text:style-name="T14">t+</text:span><text:span text:style-name="T24">1）</text:span><text:span text:style-name="T23">秒</text:span>的聲音，然後才會聽到 第<text:span text:style-name="T23">t</text:span>秒的聲音。</text:p>
                            </text:list-item>
                            <text:list-item>
                              <text:p text:style-name="P5">第<text:span text:style-name="T23">t秒</text:span>的力<text:span text:style-name="T1">的位置 </text:span>後面於 第<text:span text:style-name="T1">（</text:span><text:span text:style-name="T14">t+</text:span><text:span text:style-name="T24">1</text:span><text:span text:style-name="T6">）</text:span>秒的力<text:span text:style-name="T1">的位置 </text:span><text:span text:style-name="T31">↔</text:span><text:span text:style-name="T37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明顯例子，飛機 等速度飛行。</text:p>
                      <text:list>
                        <text:list-item>
                          <text:p text:style-name="P14">駕駛員、飛機內的空氣 靜止不動。</text:p>
                        </text:list-item>
                        <text:list-item>
                          <text:p text:style-name="P14">駕駛員、飛機內的空氣 蘊含的 力，不會 因為 等速度飛行，從 飛機內 跑到飛機外。</text:p>
                          <text:list>
                            <text:list-item>
                              <text:p text:style-name="P12">不會 從飛機內跑到飛機外 <text:span text:style-name="T30">↔</text:span><text:span text:style-name="T29"> 沒有 </text:span>後移現象。</text:p>
                              <text:list>
                                <text:list-item>
                                  <text:p text:style-name="P12">等速度飛行，飛機內 <text:span text:style-name="T29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">駕駛員、飛機內的空氣 蘊含的 力，會 因為 超音速飛行，從 飛機前 跑到 飛機後。</text:p>
                          <text:list>
                            <text:list-item>
                              <text:p text:style-name="P14">會 從飛機前跑到飛機後 <text:span text:style-name="T30">↔</text:span><text:span text:style-name="T29"> 有 </text:span>後移現象。</text:p>
                              <text:list>
                                <text:list-item>
                                  <text:p text:style-name="P14">超音速飛行，飛機前的 聲音 <text:span text:style-name="T29">有 後移現象</text:span>。</text:p>
                                  <text:list>
                                    <text:list-item>
                                      <text:p text:style-name="P14">該後移現象 是 <text:span text:style-name="T12">從前到後型後移現象</text:span>。</text:p>
                                    </text:list-item>
                                    <text:list-item>
                                      <text:p text:style-name="P15"><text:span text:style-name="T12">從前到後型後移現象</text:span> 是 力 <text:span text:style-name="T12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2">飛機外的空氣<text:span text:style-name="T17">（蘊含的 往前運動）的 力，會因為 超音速，從飛機前跑到飛機後</text:span>。</text:p>
                              <text:list>
                                <text:list-item>
                                  <text:p text:style-name="P12"><text:span text:style-name="T17">超音速</text:span>飛行，飛機外 <text:span text:style-name="T29">有 </text:span>後移現象<text:span text:style-name="T17">。</text:span></text:p>
                                  <text:list>
                                    <text:list-item>
                                      <text:p text:style-name="P12"><text:span text:style-name="T17">超音速</text:span> 等速度飛行、變速度飛行，飛機外 <text:span text:style-name="T29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12">第<text:span text:style-name="T14">T</text:span><text:span text:style-name="T17">秒的（往前運動的）力</text:span><text:span text:style-name="T13">，在 飛機 前方。</text:span></text:p>
                                  <text:list>
                                    <text:list-item>
                                      <text:p text:style-name="P12"><text:span text:style-name="T17">剛出現的（往前運動的）力</text:span><text:span text:style-name="T13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12">第<text:span text:style-name="T22">t</text:span><text:span text:style-name="T35">t&lt;T</text:span><text:span text:style-name="T17">秒的（往前運動的）力</text:span><text:span text:style-name="T13">，在 飛機 後方</text:span>。</text:p>
                                  <text:list>
                                    <text:list-item>
                                      <text:p text:style-name="P12"><text:span text:style-name="T17">已經出現一段時間的（往前運動的）力</text:span><text:span text:style-name="T13">，在 飛機 後方</text:span>。</text:p>
                                    </text:list-item>
                                    <text:list-item>
                                      <text:p text:style-name="P12"><text:span text:style-name="T22">t</text:span><text:span text:style-name="T35">t&lt;T</text:span><text:span text:style-name="T15"> &lt; T</text:span>。</text:p>
                                    </text:list-item>
                                    <text:list-item>
                                      <text:p text:style-name="P12">第<text:span text:style-name="T22">t</text:span><text:span text:style-name="T35">t&lt;T</text:span><text:span text:style-name="T17">秒的（往前運動的）力 </text:span><text:span text:style-name="T13">在 飛機 後方</text:span> <text:span text:style-name="T30">↔</text:span><text:span text:style-name="T29"> </text:span>後移現象。</text:p>
                                      <text:list>
                                        <text:list-item>
                                          <text:p text:style-name="P12">（對於 飛機 來說，力、聲音 的）相對速度<text:span text:style-name="T14"> = 音速–飛機速度</text:span>。</text:p>
                                        </text:list-item>
                                        <text:list-item>
                                          <text:p text:style-name="P12">（對於 飛機 來說，力、聲音 的）相對位置<text:span text:style-name="T14"> = 相對</text:span>速度<text:span text:style-name="T14">*（</text:span><text:span text:style-name="T20">T</text:span><text:span text:style-name="T14">–</text:span><text:span text:style-name="T18">t）</text:span>。</text:p>
                                        </text:list-item>
                                        <text:list-item>
                                          <text:p text:style-name="P9"><text:span text:style-name="T18">從前往後</text:span><text:span text:style-name="T8">型</text:span><text:span text:style-name="T18">後移</text:span><text:span text:style-name="T8">現象</text:span><text:span text:style-name="T18">，聲音 越早出現 →</text:span><text:span text:style-name="T7"> </text:span><text:span text:style-name="T5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救護車 超音速<text:span text:style-name="T1">（</text:span>加速度<text:span text:style-name="T1">）</text:span>靠近 →<text:span text:style-name="T11"> 聲音 出現 紫移</text:span><text:span text:style-name="T9">現象</text:span><text:span text:style-name="T11">、音爆</text:span><text:span text:style-name="T9">現象</text:span><text:span text:style-name="T11">、</text:span><text:span text:style-name="T9">從前到後型</text:span><text:span text:style-name="T11">後移現象</text:span><text:span text:style-name="T9">、從內到外型後移現象</text:span>。</text:p>
                  <text:list>
                    <text:list-item>
                      <text:p text:style-name="P16">明顯例子，飛機 超音速（加速度）飛行。</text:p>
                      <text:list>
                        <text:list-item>
                          <text:p text:style-name="P17">飛機外的 空氣 蘊含的 力，會 因為 超音速飛行，從 飛機前方 跑到 飛機後方。</text:p>
                          <text:list>
                            <text:list-item>
                              <text:p text:style-name="P17"><text:span text:style-name="T25">第T</text:span><text:span text:style-name="T26">秒</text:span><text:span text:style-name="T17">的 力 </text:span><text:span text:style-name="T13">在 飛機 前方</text:span>。</text:p>
                            </text:list-item>
                            <text:list-item>
                              <text:p text:style-name="P17">第<text:span text:style-name="T22">t</text:span><text:span text:style-name="T35">t&lt;T</text:span><text:span text:style-name="T17">秒的 力 </text:span><text:span text:style-name="T13">在 飛機 後方</text:span> <text:span text:style-name="T30">↔</text:span><text:span text:style-name="T29"> </text:span>後移現象、<text:span text:style-name="T29">從前到後型</text:span>後移現象。</text:p>
                              <text:list>
                                <text:list-item>
                                  <text:p text:style-name="P17">力 從 飛機前方 跑到 飛機後方 <text:span text:style-name="T30">↔</text:span><text:span text:style-name="T29"> </text:span>後移現象、<text:span text:style-name="T29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">駕駛員、飛機內的空氣 蘊含的 力，會 因為 加速度飛行，從 飛機內 跑到飛機外。</text:p>
                          <text:list>
                            <text:list-item>
                              <text:p text:style-name="P17">駕駛員、飛機內的空氣 向後移動。</text:p>
                            </text:list-item>
                            <text:list-item>
                              <text:p text:style-name="P16">力 會 從飛機內跑到飛機外 <text:span text:style-name="T30">↔</text:span><text:span text:style-name="T29"> 力 有 </text:span>後移現象。</text:p>
                              <text:list>
                                <text:list-item>
                                  <text:p text:style-name="P16">加速度飛行，飛機內的 聲音 <text:span text:style-name="T29">有 後移現象</text:span>。</text:p>
                                  <text:list>
                                    <text:list-item>
                                      <text:p text:style-name="P16">該後移現象 是 <text:span text:style-name="T12">從內到外型後移現象</text:span>。</text:p>
                                    </text:list-item>
                                    <text:list-item>
                                      <text:p text:style-name="P18"><text:span text:style-name="T12">從內到外型後移現象</text:span> 是 力 <text:span text:style-name="T12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">假定，飛機 超音速飛行。</text:p>
                          <text:list>
                            <text:list-item>
                              <text:p text:style-name="P19">飛機、駕駛員 會 先碰到<text:span text:style-name="T25"> 第t</text:span><text:span text:style-name="T36">t&lt;T</text:span><text:span text:style-name="T25">秒的力，之後 才碰到 第T秒</text:span>的力。</text:p>
                              <text:list>
                                <text:list-item>
                                  <text:p text:style-name="P19">駕駛員 是 在飛機內的 個體。</text:p>
                                </text:list-item>
                                <text:list-item>
                                  <text:p text:style-name="P19">飛機、駕駛員 有機<text:span text:style-name="T25">率認定，先出現第t</text:span><text:span text:style-name="T36">t&lt;T</text:span><text:span text:style-name="T25">秒的力 之後才出現第T秒的</text:span>力。</text:p>
                                </text:list-item>
                                <text:list-item>
                                  <text:p text:style-name="P19">飛機、駕駛員 會 先碰到 第<text:span text:style-name="T25">t秒的力，之後 才碰到第（t+1）秒</text:span>的力。</text:p>
                                  <text:list>
                                    <text:list-item>
                                      <text:p text:style-name="P19">飛機、駕駛員 有機率認定，因果正常。</text:p>
                                    </text:list-item>
                                    <text:list-item>
                                      <text:p text:style-name="P19">飛機、駕駛員 有機率認定，先有 因 才有 果。</text:p>
                                    </text:list-item>
                                    <text:list-item>
                                      <text:p text:style-name="P19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">前方的個體 會 先碰到 第<text:span text:style-name="T16">T</text:span><text:span text:style-name="T17">秒的力、</text:span>飛機，之後 才碰到 第<text:span text:style-name="T22">t</text:span><text:span text:style-name="T35">t&lt;T</text:span><text:span text:style-name="T17">秒的 力</text:span>。</text:p>
                              <text:list>
                                <text:list-item>
                                  <text:p text:style-name="P19">前方的個體 是 在飛機外 並且 在飛機前方 的 個體。</text:p>
                                </text:list-item>
                                <text:list-item>
                                  <text:p text:style-name="P19">前方的個體 有機率認定，先出現第<text:span text:style-name="T16">T</text:span><text:span text:style-name="T17">秒的力</text:span>，之後才出現第<text:span text:style-name="T22">t</text:span><text:span text:style-name="T35">t&lt;T</text:span><text:span text:style-name="T17">秒的力</text:span>。</text:p>
                                </text:list-item>
                                <text:list-item>
                                  <text:p text:style-name="P19">前方的個體 會 先碰到 第（<text:span text:style-name="T15">t</text:span><text:span text:style-name="T19">+1</text:span><text:span text:style-name="T16">）</text:span><text:span text:style-name="T17">秒的力</text:span>，之後 才碰到第<text:span text:style-name="T15">t</text:span><text:span text:style-name="T17">秒的力</text:span>。</text:p>
                                  <text:list>
                                    <text:list-item>
                                      <text:p text:style-name="P19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19">前方的個體 有機率認定，先有 果 才有 因。</text:p>
                                    </text:list-item>
                                    <text:list-item>
                                      <text:p text:style-name="P19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只是因為 參考坐標系的 不同，產生的 錯覺、認知偏誤。</text:p>
                    </text:list-item>
                  </text:list>
                </text:list-item>
                <text:list-item>
                  <text:p text:style-name="P20">救護車、空氣 固定不動 →<text:span text:style-name="T12"> 聲音 出現 沒有紅移現象、沒有紫移現象。</text:span></text:p>
                  <text:list>
                    <text:list-item>
                      <text:p text:style-name="P20">位置，第<text:span text:style-name="T23">t秒</text:span>的力 前面於 第（<text:span text:style-name="T14">t+</text:span><text:span text:style-name="T24">1）</text:span>秒的力。</text:p>
                      <text:list>
                        <text:list-item>
                          <text:p text:style-name="P20">前方的個體 聽到的聲音 是 正序、正向順序、順向順序 聲音。</text:p>
                        </text:list-item>
                        <text:list-item>
                          <text:p text:style-name="P21">前方的個體 先聽到 第<text:span text:style-name="T23">t秒</text:span>的聲音，然後才會聽到 第（<text:span text:style-name="T14">t+</text:span><text:span text:style-name="T24">1）</text:span>秒的聲音。</text:p>
                          <text:list>
                            <text:list-item>
                              <text:p text:style-name="P20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2">救護車固定不動、<text:span text:style-name="T33">空氣</text:span>（<text:span text:style-name="T33">等速度</text:span>）<text:span text:style-name="T33">靠近 →</text:span><text:span text:style-name="T34"> 聲音</text:span><text:span text:style-name="T12"> 出現 </text:span><text:span text:style-name="T34">沒有紅移、沒有紫移、沒有音爆</text:span><text:span text:style-name="T12"> 現象</text:span>。</text:p>
                  <text:list>
                    <text:list-item>
                      <text:p text:style-name="P34"><text:span text:style-name="T38">位置，第</text:span><text:span text:style-name="T23">t秒</text:span><text:span text:style-name="T38">的力 前面於 第（</text:span><text:span text:style-name="T21">t+</text:span><text:span text:style-name="T24">1）</text:span><text:span text:style-name="T38">秒的力</text:span>。</text:p>
                    </text:list-item>
                    <text:list-item>
                      <text:p text:style-name="P22">聲音的 速度<text:span text:style-name="T14"> =（空氣的速度 + 空氣傳遞聲音的速度</text:span>）。</text:p>
                      <text:list>
                        <text:list-item>
                          <text:p text:style-name="P8">聲音的 速度<text:span text:style-name="T14"> =</text:span><text:span text:style-name="T5">（</text:span><text:span text:style-name="T28">空氣的速度</text:span><text:span text:style-name="T14"> + 音速</text:span><text:span text:style-name="T1">）</text:span>。</text:p>
                          <text:list>
                            <text:list-item>
                              <text:p text:style-name="P22">個體的 速度 =（介質的速度<text:span text:style-name="T25"> + </text:span>宗速）。</text:p>
                            </text:list-item>
                            <text:list-item>
                              <text:p text:style-name="P23"><text:span text:style-name="T25">聲音 相對於 空氣，的 相對速度（仍然）是 音速</text:span>。</text:p>
                            </text:list-item>
                            <text:list-item>
                              <text:p text:style-name="P24">聲音 相對於 救護車，的 相對速度 是<text:span text:style-name="T25">（空氣的速度 + 音速）</text:span>。</text:p>
                            </text:list-item>
                          </text:list>
                        </text:list-item>
                        <text:list-item>
                          <text:p text:style-name="P25">明顯例子，假定，第一個個體 在 超音速（等速度）飛行的飛機 裡面，發出 聲響。</text:p>
                          <text:list>
                            <text:list-item>
                              <text:p text:style-name="P25">空氣 等速度運動，聲音 不會變成 更高頻的聲音、更低頻的聲音。</text:p>
                            </text:list-item>
                            <text:list-item>
                              <text:p text:style-name="P25">假定，第二個個體（也）在 飛機 裡面。</text:p>
                              <text:list>
                                <text:list-item>
                                  <text:p text:style-name="P25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25">假定，第三個個體 在 飛機 外面。</text:p>
                              <text:list>
                                <text:list-item>
                                  <text:p text:style-name="P26">第三個個體 有機率認定，該聲音的速度是<text:span text:style-name="T25">(飛機的速度+空氣傳遞聲音的速度)</text:span>。</text:p>
                                  <text:list>
                                    <text:list-item>
                                      <text:p text:style-name="P27">第三個個體 有機率認定，該聲音的 速度 是（超音速<text:span text:style-name="T25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明顯例子，地球 在做 高速 螺旋線運動。</text:p>
                      <text:list>
                        <text:list-item>
                          <text:p text:style-name="P27">地球的 空氣 出現 沒有紅移、沒有紫移、沒有音爆 現象。</text:p>
                        </text:list-item>
                      </text:list>
                    </text:list-item>
                    <text:list-item>
                      <text:p text:style-name="P28">抽象例子，空氣 攜帶、持有、傳遞 聲音。</text:p>
                    </text:list-item>
                    <text:list-item>
                      <text:p text:style-name="P27">抽象例子，曲線引擎，<text:span text:style-name="T39">空間</text:span> 攜帶、持有、傳遞 <text:span text:style-name="T39">載具</text:span>。</text:p>
                    </text:list-item>
                  </text:list>
                </text:list-item>
                <text:list-item>
                  <text:p text:style-name="P7"><text:span text:style-name="T1">救護車固定不動、</text:span>空氣<text:span text:style-name="T1">（</text:span>加速度<text:span text:style-name="T1">）</text:span>靠近 →<text:span text:style-name="T12"> 聲音 出現 紅移</text:span><text:span text:style-name="T4">現象</text:span><text:span text:style-name="T12">、沒有音爆</text:span><text:span text:style-name="T4">現象</text:span>。</text:p>
                  <text:list>
                    <text:list-item>
                      <text:p text:style-name="P28">位置，第<text:span text:style-name="T23">t秒</text:span>的力 前面於 第（<text:span text:style-name="T14">t+</text:span><text:span text:style-name="T24">1）</text:span>秒的力。</text:p>
                    </text:list-item>
                    <text:list-item>
                      <text:p text:style-name="P29">聲音的 速度<text:span text:style-name="T25"> =（空氣的速度 + 空氣傳遞聲音的速度</text:span>）。</text:p>
                      <text:list>
                        <text:list-item>
                          <text:p text:style-name="P30">聲音的 速<text:span text:style-name="T25">度 =（空氣的速度 + 音速）。</text:span></text:p>
                          <text:list>
                            <text:list-item>
                              <text:p text:style-name="P30"><text:span text:style-name="T25">聲音 相對於 空氣，的 相對速度（仍然）是 音速</text:span>。</text:p>
                            </text:list-item>
                            <text:list-item>
                              <text:p text:style-name="P24">聲音 相對於 救護車，的 相對速度 是<text:span text:style-name="T25">（空氣的速度 + 音速）</text:span>。</text:p>
                            </text:list-item>
                          </text:list>
                        </text:list-item>
                        <text:list-item>
                          <text:p text:style-name="P31">聲音 <text:span text:style-name="T32">↔</text:span><text:span text:style-name="T39"> 光</text:span> <text:span text:style-name="T32">↔</text:span><text:span text:style-name="T39"> 載具、個體。</text:span></text:p>
                          <text:list>
                            <text:list-item>
                              <text:p text:style-name="P31">空氣 <text:span text:style-name="T32">↔</text:span><text:span text:style-name="T39"> 空間</text:span> <text:span text:style-name="T32">↔</text:span><text:span text:style-name="T39"> 介質</text:span>。</text:p>
                            </text:list-item>
                            <text:list-item>
                              <text:p text:style-name="P24">音速 <text:span text:style-name="T32">↔</text:span><text:span text:style-name="T39"> 光速</text:span> <text:span text:style-name="T32">↔</text:span><text:span text:style-name="T39"> 宗速</text:span>。</text:p>
                              <text:list>
                                <text:list-item>
                                  <text:p text:style-name="P35">向前音速<text:span text:style-name="T38"> </text:span><text:span text:style-name="T32">↔</text:span><text:span text:style-name="T39"> 向前光速 </text:span><text:span text:style-name="T32">↔</text:span><text:span text:style-name="T39"> 向前宗速</text:span>。</text:p>
                                </text:list-item>
                                <text:list-item>
                                  <text:p text:style-name="P35">向前速度<text:span text:style-name="T38"> </text:span><text:span text:style-name="T32">↔</text:span><text:span text:style-name="T39"> 向前</text:span>速度<text:span text:style-name="T39"> </text:span><text:span text:style-name="T32">↔</text:span><text:span text:style-name="T39"> 向前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空氣 加速度運動 →<text:span text:style-name="T40"> </text:span>空氣密度 變小 →<text:span text:style-name="T41"> 聲音 紅移 → 聲音的 向前速度 變大</text:span>。</text:p>
                      <text:list>
                        <text:list-item>
                          <text:p text:style-name="P32">空氣密度 <text:span text:style-name="T32">↔</text:span><text:span text:style-name="T39"> 空間節點密度</text:span> <text:span text:style-name="T32">↔</text:span><text:span text:style-name="T39"> 介質密度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5T09:01:07.717000000</dc:date>
    <meta:editing-duration>P17DT11H1M24S</meta:editing-duration>
    <meta:editing-cycles>15664</meta:editing-cycles>
    <meta:document-statistic meta:table-count="0" meta:image-count="0" meta:object-count="0" meta:page-count="1" meta:paragraph-count="114" meta:word-count="2626" meta:character-count="3218" meta:non-whitespace-character-count="2801"/>
  </office:meta>
</office:document-meta>
</file>